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2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. J. Lyon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Some remarks made in the 19<text:span text:style-name="T2">th</text:span><text:span text:style-name="T3"> st Synagogue/</text:span></text:p>
      <text:p text:style-name="P2"><text:span text:style-name="T3">New York, on the occasion of Mr Lyons' funeral/</text:span></text:p>
      <text:p text:style-name="P3"><text:span text:style-name="T3">"Happy is he whose good name grew as he advanced/ in years, and who departed hence, leaving as a legacy/ an excellent character." <text:s/>This is the substance of a teaching/ of our Sages, my fellow-Israelites!, and I experience a melan-/-choly satisfaction in knowing that I can, without the hesi-/-tancy arising form a fear of offending Truth, point to my/ sainted colleague, as an exemplification of that Rabbinical/ axiom. <text:s/>J. J. Lyons lived and died in the in-/-creasing enjoyment of an </text:span><text:span text:style-name="T4">spotless</text:span><text:span text:style-name="T5"> irreproachable reputation; and you/ have gathered here to call him happy. <text:s/>Some may/ have differed with the stanch upholder of ancestral tra-/-ditions; others may have deemed his adherence to the/ Sephardic ritual and observances--which he sincerely/ felt called upon to maintain--, too determinedly tenacious./ <text:s/>But all will bear me out in this assertion: The Minister/ of Shearith Israel Congregation, served the God of the He-/-brews with sterling honesty. <text:s/>Never has an instance/ come to my knowledge of a clash between his professions/ and his practices. <text:s/>The earnestness which he evinced,/</text:span></text:p>
      <text:p text:style-name="P3"><text:span text:style-name="T5"/></text:p>
      <text:p text:style-name="P3"><text:span text:style-name="T5">[Page 2]</text:span></text:p>
      <text:p text:style-name="P3"><text:span text:style-name="T5">when communing with the Lord of all flesh; that de-/-votional ardor with which he invited the faithful to/ the footstool of Mercy, and held them there by the/ charm of his mellifluous notes, he displayed in/ the various walks of life. <text:s/>My revered colaborer/ did not understand how the character of a Minister may/ be divided into two distinct parts, one of truthfulness/ when at the sacred desk, and on the pulpit, and another/ of expediency when beyond the hallowed precincts. <text:s/>He may have/ lacked what the world </text:span><text:soft-page-break/><text:span text:style-name="T5">calls, discretion, prudence. <text:s/>He/ may have been over zealous for the cause he had espoused./ <text:s/>But he wore the garb of fidelity, wherever he wended/ his steps. <text:s/>In an age peculiarly restless under restraints,/ in a country of compromises, the shepherd who proceeded/ in an even course, may not always have met with/ universal approval. <text:s/>But without undervaluing a/ deservedly earned popularity, the servant of the/ Most High, loved consistency most, and what his/ conscience depicted as such he clung to, regardless/ of the opinion, which the community might/ have formed. <text:s/>And now that the soul urging on/ to action, has winged itself to bliss; and motionless/</text:span></text:p>
      <text:p text:style-name="P3"><text:span text:style-name="T5"/></text:p>
      <text:p text:style-name="P3"><text:span text:style-name="T5">[Page 3]</text:span></text:p>
      <text:p text:style-name="P3"><text:span text:style-name="T5">lies for ever the instrument through which its/ powers were exhibited, who will withhold the meed/ of praise due to sterling honest? <text:s/>Who will not/ acknowledge that the unwaverer responded to the/ dictates of principles; that his deeds were the manifesta-/-tions of an unshaken faith? <text:s/>Aye: ye all who/ sadly look upon this coffin, recognize in the being/ shrouded therein an honest pastor of God's flock, and/ discover likewise the illustration of the olden teaching:/ "Happy is he whose good name grew as he advanced in/ years, and who departed hence, leaving as a legacy an/ excellent reputation." <text:s/>To the venerable congregation,/ whom J. J. Lyons served, longer, I surmise, than any/ of his predecessors, that good name and excellent re-/-putation must be sweeter than precious ointment,/ diffusing a perfume that reaches far. <text:s/>For, "the/ remnant of Israel," for whose sake my coworker/ stood a suppliant </text:span><text:span text:style-name="T4">for</text:span><text:span text:style-name="T5"> during very nigh two score of years,/ he rendered honorable by the </text:span><text:span text:style-name="T4">pur</text:span><text:span text:style-name="T5"> unspotted purity of/ his life. <text:s/>The youths, under his spiritual charge,/ he strove to exalt in piety, by his own steadfast/ resignation to ills that tried faith with severity./</text:span></text:p>
      <text:p text:style-name="P3"><text:span text:style-name="T5"/></text:p>
      <text:p text:style-name="P3"><text:span text:style-name="T5">[Page 4]</text:span></text:p>
      <text:p text:style-name="P3"><text:span text:style-name="T5">And who can tell what peaceful influence his/ pastoral visits, suggested by kindness may have/ exercised over desolate homes? <text:s/>Who can tell the/ number of the needy, he may have rescued from a/ state of abjection, as a benevolent almoner of his/ people's generous gifts? <text:s/>Preserve that good name/ and excellent reputation as an inalienable heirloom,/ Ye men and women of the Kahal Kadosh Shearith Israel,/ Cherish it as a paternal momento, which, holding the/ past ever present to the mind, awes back a threatening/ future. <text:s/>Vow in the presence of your Maker/ at this solemn hour, that the Judaism of Moses/ and the Rabbins will find in each of you a staunch/ supporter and defender. <text:s/>vow it ere the honest/ exponent of that belief, your revered Minister, be/ for ever hidden from human sight. <text:s/>You owe it/ to his memory; you owe to your sons and daughters/ now verging on incredulity, and thence on soul-/withering Nihilism, because they see not the eyes/ beaming with faith uplifted to the God of Israel;/ because they see a petty war waged between a/</text:span></text:p>
      <text:p text:style-name="P3"><text:span text:style-name="T5"/></text:p>
      <text:p text:style-name="P3"><text:span text:style-name="T5">[Page 5]</text:span></text:p>
      <text:p text:style-name="P3"><text:span text:style-name="T5">blatant would be religion, and flippant irreligion,/ but they behold not the standard of Judaism lifted/ up by pure hands; they behold not that love un-/-quenchable and undiminished for the teaching of the/ great men of our race [Hebrew]/</text:span></text:p>
      <text:p text:style-name="P3"><text:span text:style-name="T5"><text:tab/>Pardon, my hearers, this outburst of feelings, perhaps/ inopportune. <text:s/>I have mingled among the mourn-/-ful assemblage not to sermonize to the living, or/ principally to eulogize the dead, but to express/ a word of brotherly sympathy. <text:s/>I have entered/ this sacred fane, overcast with glood, because of the/ absence of one, who made it echo with devotional/ songs, chiefly to afford some consolation./</text:span></text:p>
      <text:p text:style-name="P3"><text:span text:style-name="T5">Would that my voice reached them, whom this congregational loss, affects/ most seriously and deeply./ <text:s/>To the Jewess whom J. J. Lyons had the happiness/ of calling "My wife", I would present this scene/ grand in its sadness as an expression of the esteem/ in which the </text:span><text:span text:style-name="T4">husband</text:span><text:span text:style-name="T5"> man whom she so contributed/ in rendering honorable was held, and I would bid it/ breathe into her soul lasting consolation. <text:s/>To my/ sister in faith, who, physically feeble, proved herself/</text:span></text:p>
      <text:p text:style-name="P3"><text:span text:style-name="T5"/></text:p>
      <text:p text:style-name="P3"><text:soft-page-break/><text:span text:style-name="T5">[Page 6]</text:span></text:p>
      <text:p text:style-name="P3"><text:span text:style-name="T5">a tower of strength to the husband and tried/ Minister, I would say "Be comforted, daughter of my/ people, be comforted in the delightful thought that/ your cultured mind and your gentle nature soothed/ asperities, and eased the passage from the mortal/ to the immortal." <text:s/>To the offspring of my lamented/ friend, I would give the assurance that to wipe their/ tearful eyes, and let this melancholy separation incite/ them to active religiousness and practical piety, will/ be the means of their enhancing the beatitude reserved/ for their parent. <text:s/>And you bereaved congregation,/ children of my people, comfort each other with the/ hopes that sustained the honest shepherd of/ God's flock. <text:s/>Labor in concert with all the/ good and true in Israel, irrespective of birth or de-/-</text:span><text:span text:style-name="T4">nomational</text:span><text:span text:style-name="T5"> -nominational difference for the perpetuity/ of the faith so dear to the departed. <text:s/>Work to/ make the appellation "Jew" honorable, as his was/ honored, so that </text:span><text:span text:style-name="T4">when</text:span><text:span text:style-name="T5"> of every one of you </text:span><text:span text:style-name="T4">shall</text:span><text:span text:style-name="T5">/ </text:span><text:span text:style-name="T4">be</text:span><text:span text:style-name="T5"> when summoned </text:span><text:span text:style-name="T4">home</text:span><text:span text:style-name="T5"> above, be said "Happy is he whose/ good name grew as he advanced in years, and who/ departed hence leaving as a legacy an excellent reputation."/ <text:s/>(It was followed by some more remarks about instruction and unity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2:22:08.73</meta:creation-date>
    <meta:document-statistic meta:table-count="0" meta:image-count="0" meta:object-count="0" meta:page-count="4" meta:paragraph-count="76" meta:word-count="1312" meta:character-count="8204"/>
    <dc:date>2012-11-14T13:45:36.92</dc:date>
    <meta:editing-duration>PT1M47S</meta:editing-duration>
    <meta:editing-cycles>1</meta:editing-cycles>
    <meta:generator>OpenOffice.org/3.4.1$Win32 OpenOffice.org_project/341m1$Build-9593</meta:generator>
  </office:meta>
</office:document-meta>
</file>